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Arial, Helvetica, sans-serif, serif, EmojiFon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df2940"/>
    </style:style>
    <style:style style:name="P3" style:family="paragraph" style:parent-style-name="Standard">
      <style:text-properties style:font-name="Liberation Serif" officeooo:paragraph-rsid="00df75e2"/>
    </style:style>
    <style:style style:name="P4" style:family="paragraph" style:parent-style-name="Standard">
      <style:text-properties style:font-name="Liberation Serif" officeooo:paragraph-rsid="00dfd03e"/>
    </style:style>
    <style:style style:name="P5" style:family="paragraph" style:parent-style-name="Standard">
      <style:text-properties style:font-name="Liberation Serif" officeooo:paragraph-rsid="00e0e3e1"/>
    </style:style>
    <style:style style:name="P6" style:family="paragraph" style:parent-style-name="Standard">
      <style:text-properties style:font-name="Liberation Serif" officeooo:paragraph-rsid="00e1d40e"/>
    </style:style>
    <style:style style:name="P7" style:family="paragraph" style:parent-style-name="Standard">
      <style:text-properties style:font-name="Liberation Serif" officeooo:paragraph-rsid="00e231ec"/>
    </style:style>
    <style:style style:name="P8" style:family="paragraph" style:parent-style-name="Standard">
      <style:text-properties style:font-name="Liberation Serif"/>
    </style:style>
    <style:style style:name="P9" style:family="paragraph" style:parent-style-name="Standard">
      <style:text-properties style:font-name="Liberation Serif" officeooo:paragraph-rsid="00e39368"/>
    </style:style>
    <style:style style:name="P10" style:family="paragraph" style:parent-style-name="Standard">
      <style:text-properties style:font-name="Liberation Serif" officeooo:paragraph-rsid="00e1d40e"/>
    </style:style>
    <style:style style:name="P11" style:family="paragraph" style:parent-style-name="Standard">
      <style:text-properties style:font-name="Liberation Serif" officeooo:paragraph-rsid="00dfd03e"/>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dcc503"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df2940"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df75e2"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dfd03e"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e0e3e1"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e1d40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21a9ca"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e231ec"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e39368"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e535ad"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text:span></text:span><text:span text:style-name="Source_20_Text"><text:span text:style-name="T2">Wetlab - </text:span></text:span><text:span text:style-name="Source_20_Text"><text:span text:style-name="T1">Materials </text:span></text:span><text:span text:style-name="Source_20_Text"><text:span text:style-name="T2">and Methods</text:span></text:span></text:p>
      <text:p text:style-name="P2"><text:span text:style-name="Source_20_Text"><text:span text:style-name="T3">For testing and development of the pipeline the following materials and methods were performed. </text:span></text:span><text:span text:style-name="Source_20_Text"><text:span text:style-name="T5">For the sample preparation protocol see appendix. </text:span></text:span></text:p>
      <text:p text:style-name="P1"><text:span text:style-name="Source_20_Text"><text:span text:style-name="T1"/></text:span></text:p>
      <text:p text:style-name="P2"><text:span text:style-name="Source_20_Text"><text:span text:style-name="T3">### Cell</text:span></text:span><text:span text:style-name="Source_20_Text"><text:span text:style-name="T6">types</text:span></text:span></text:p>
      <text:p text:style-name="P2"><text:span text:style-name="Source_20_Text"><text:span text:style-name="T3">Macrophages from </text:span></text:span><text:span text:style-name="Source_20_Text"><text:span text:style-name="T6">12 </text:span></text:span><text:span text:style-name="Source_20_Text"><text:span text:style-name="T3">healthy donors and </text:span></text:span><text:span text:style-name="Source_20_Text"><text:span text:style-name="T6">12 </text:span></text:span><text:span text:style-name="Source_20_Text"><text:span text:style-name="T3">HIV patients with metabolic syndrome and </text:span></text:span><text:span text:style-name="Source_20_Text"><text:span text:style-name="T6">12 </text:span></text:span><text:span text:style-name="Source_20_Text"><text:span text:style-name="T3">HIV patients without metabolic syndrome. </text:span></text:span><text:span text:style-name="Source_20_Text"><text:span text:style-name="T5">Cell sorting was performed with FACSAria Fusion (BD Biosciences). </text:span></text:span></text:p>
      <text:p text:style-name="P1"><text:span text:style-name="Source_20_Text"><text:span text:style-name="T1"/></text:span></text:p>
      <text:p text:style-name="P1"><text:span text:style-name="Source_20_Text"><text:span text:style-name="T1">### Digestion</text:span></text:span></text:p>
      <text:p text:style-name="P4"><text:span text:style-name="Source_20_Text"><text:span text:style-name="T5">Protein digestion was performed using trypsin (Promega, Madison, WA) buffered in </text:span></text:span><text:span text:style-name="Source_20_Text"><text:span text:style-name="T4">Triethylammonium bicarbonate buffer (TEAB). </text:span></text:span><text:span text:style-name="Source_20_Text"><text:span text:style-name="T5">Reagents were handled with MANTIS automatic dispenser (Formulatrix, Bedford, MA).</text:span></text:span></text:p>
      <text:p text:style-name="P1"><text:span text:style-name="Source_20_Text"><text:span text:style-name="T1"/></text:span></text:p>
      <text:p text:style-name="P1"><text:span text:style-name="Source_20_Text"><text:span text:style-name="T1">### </text:span></text:span><text:span text:style-name="Source_20_Text"><text:span text:style-name="T2">L</text:span></text:span><text:span text:style-name="Source_20_Text"><text:span text:style-name="T1">abeling</text:span></text:span></text:p>
      <text:p text:style-name="P4"><text:span text:style-name="Source_20_Text"><text:span text:style-name="T5">Samples o</text:span></text:span><text:span text:style-name="Source_20_Text"><text:span text:style-name="T6">f t</text:span></text:span><text:span text:style-name="Source_20_Text"><text:span text:style-name="T5">est dataset w</text:span></text:span><text:span text:style-name="Source_20_Text"><text:span text:style-name="T6">ere</text:span></text:span><text:span text:style-name="Source_20_Text"><text:span text:style-name="T5"> labeled with </text:span></text:span><text:span text:style-name="Source_20_Text"><text:span text:style-name="T6">12-plex TMTpro (Thermo Fisher) in anhydrous acetonitril (ACN) solution. </text:span></text:span><text:span text:style-name="Source_20_Text"><text:span text:style-name="T11">Lot number WJ333562.</text:span></text:span></text:p>
      <text:p text:style-name="P4"><text:span text:style-name="Source_20_Text"><text:span text:style-name="T1"/></text:span></text:p>
      <text:p text:style-name="P3"><text:span text:style-name="Source_20_Text"><text:span text:style-name="T4">### Pooling</text:span></text:span></text:p>
      <text:p text:style-name="P5"><text:span text:style-name="Source_20_Text"><text:span text:style-name="T6">Carrier proteome was added to the 36 TMTpro sets before pooling sample types for each of the 36 MS-runs.</text:span></text:span></text:p>
      <text:p text:style-name="P3"><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In order to separate peptides according to their chemical properties, size or species a liquid chromatography (LC) is recommended before ionization. For the reference data used for developing the pipeline the following intrumentation was used. </text:span></text:span></text:p>
      <text:p text:style-name="P1"><text:span text:style-name="Source_20_Text"><text:span text:style-name="T1">EASY-Spray™ HPLC column, ES802A, 2 $\mu$m × 75 $\mu$m ID × 250 mm (ThermoFisher Scientific)</text:span></text:span></text:p>
      <text:p text:style-name="P1"><text:span text:style-name="Source_20_Text"><text:span text:style-name="T1">Acclaim PepMap trap column, 2 $\mu$m × 75 $\mu$m ID × 2 cm (ThermoFisher Scientific)</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For the reference data ESI ionization was used.</text:span></text:span></text:p>
      <text:p text:style-name="P1"><text:span text:style-name="Source_20_Text"><text:span text:style-name="T1"/></text:span></text:p>
      <text:p text:style-name="P1"><text:span text:style-name="Source_20_Text"><text:span text:style-name="T1">### M</text:span></text:span><text:span text:style-name="Source_20_Text"><text:span text:style-name="T2">ass spectrometer</text:span></text:span></text:p>
      <text:p text:style-name="P1"><text:span text:style-name="Source_20_Text"><text:span text:style-name="T1">For the reference data used for developing the pipeline an Orbitrap™ Fusion™ Lumos™ tribrid mass spectrometer (ThermoFisher Scientific) was used. The instrumentation uses two subsequent runs in the analyzer (=Orbitrap) to increase mass accuracy. </text:span></text:span></text:p>
      <text:p text:style-name="P1"><text:span text:style-name="Source_20_Text"><text:span text:style-name="T1"/></text:span></text:p>
      <text:p text:style-name="P9"><text:span text:style-name="Source_20_Text"><text:span text:style-name="T10">### </text:span></text:span><text:span text:style-name="Source_20_Text"><text:span text:style-name="T1">Data-acquisition</text:span></text:span></text:p>
      <text:p text:style-name="P9"><text:span text:style-name="Source_20_Text"><text:span text:style-name="T10">Data acquisition within MS-run was performed using Thermo Fisher proprietary Software.</text:span></text:span></text:p>
      <text:p text:style-name="P1"><text:span text:style-name="Source_20_Text"><text:span text:style-name="T1"/></text:span></text:p>
      <text:p text:style-name="P1"><text:span text:style-name="Source_20_Text"><text:span text:style-name="T1">## </text:span></text:span><text:span text:style-name="Source_20_Text"><text:span text:style-name="T2">Computational methods</text:span></text:span></text:p>
      <text:p text:style-name="P9"><text:span text:style-name="Source_20_Text"><text:span text:style-name="T10">The computational part of this project was performed on a commercial laptop (Intel(R) Core(TM) i5-6200U CPU @ 2.30GHz and 8 GB RAM).</text:span></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oft-page-break/><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text:span></text:span><text:span text:style-name="Source_20_Text"><text:span text:style-name="T10">R</text:span></text:span><text:span text:style-name="Source_20_Text"><text:span text:style-name="T1">aw-file analysis</text:span></text:span></text:p>
      <text:p text:style-name="P1"><text:span text:style-name="Source_20_Text"><text:span text:style-name="T1">For the data-acquisition </text:span></text:span><text:span text:style-name="Source_20_Text"><text:span text:style-name="T7">T</text:span></text:span><text:span text:style-name="Source_20_Text"><text:span text:style-name="T1">hermo </text:span></text:span><text:span text:style-name="Source_20_Text"><text:span text:style-name="T7">F</text:span></text:span><text:span text:style-name="Source_20_Text"><text:span text:style-name="T1">isher acquisition software was used.</text:span></text:span></text:p>
      <text:p text:style-name="P6"><text:span text:style-name="Source_20_Text"><text:span text:style-name="T1">Raw-file analysis of the data was done with <text:s/>MaxQuantCmd 2.2.0.0 \citep{Cox2008}.</text:span></text:span></text:p>
      <text:p text:style-name="P6"><text:span text:style-name="Source_20_Text"><text:span text:style-name="T7">The default settings were used, </text:span></text:span><text:span text:style-name="Source_20_Text"><text:span text:style-name="T11">except MS2 search for TMTpro reporter ions</text:span></text:span><text:span text:style-name="Source_20_Text"><text:span text:style-name="T7">. TMTpro labels were corrected according to the isotopical distribution of the Lot-number </text:span></text:span><text:span text:style-name="Source_20_Text"><text:span text:style-name="T11">(WJ333562)</text:span></text:span><text:span text:style-name="Source_20_Text"><text:span text:style-name="T7"> provided by Thermo Fisher.</text:span></text:span></text:p>
      <text:p text:style-name="P9"><text:span text:style-name="Source_20_Text"><text:span text:style-name="T10">For 36 .raw files with 1.1 GB each the runtime was 6 hours.</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Further analysis is done with R and respective packages such as bioconductor. </text:span></text:span><text:span text:style-name="Source_20_Text"><text:span text:style-name="T7">Please find version info in the appendix.</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oft-page-break/><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oft-page-break/><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pan text:style-name="Source_20_Text"><text:span text:style-name="T1"/></text:span></text:p>
      <text:p text:style-name="P1"><text:soft-page-break/><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oft-page-break/><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oft-page-break/><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oft-page-break/><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text:span></text:span><text:span text:style-name="Source_20_Text"><text:span text:style-name="T2">was</text:span></text:span><text:span text:style-name="Source_20_Text"><text:span text:style-name="T1">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text:span></text:span><text:span text:style-name="Source_20_Text"><text:span text:style-name="T2">were</text:span></text:span><text:span text:style-name="Source_20_Text"><text:span text:style-name="T1">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text:span></text:span><text:span text:style-name="Source_20_Text"><text:span text:style-name="T2">were</text:span></text:span><text:span text:style-name="Source_20_Text"><text:span text:style-name="T1">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oft-page-break/><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text:span></text:span><text:soft-page-break/><text:span text:style-name="Source_20_Text"><text:span text:style-name="T1">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oft-page-break/><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oft-page-break/><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7"><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text:span></text:span><text:span text:style-name="Source_20_Text"><text:span text:style-name="T8">Ritchie2015 , </text:span></text:span><text:span text:style-name="Source_20_Text"><text:span text:style-name="T1">Phipson2016} to identify non-solvable coefficients in experimental designs. </text:span></text:span></text:p>
      <text:p text:style-name="P1"><text:span text:style-name="Source_20_Text"><text:span text:style-name="T1"/></text:span></text:p>
      <text:p text:style-name="P1"><text:soft-page-break/><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oft-page-break/><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text:span></text:span><text:soft-page-break/><text:span text:style-name="Source_20_Text"><text:span text:style-name="T1">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7"><text:span text:style-name="Source_20_Text"><text:span text:style-name="T1">To test for differential expression, the analysis utilizes the "limma" package from R Bioconductor \citep{</text:span></text:span><text:span text:style-name="Source_20_Text"><text:span text:style-name="T8">Ritchie2015 , </text:span></text:span><text:span text:style-name="Source_20_Text"><text:span text:style-name="T1">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7"><text:span text:style-name="Source_20_Text"><text:span text:style-name="T1">Next the statistical module of the program performs an empirical Bayes model utilizing the eBayes \citep{Smyth2004} function of the Limma </text:span></text:span><text:span text:style-name="Source_20_Text"><text:span text:style-name="T9">\citep{</text:span></text:span><text:span text:style-name="Source_20_Text"><text:span text:style-name="T8">Ritchie2015</text:span></text:span><text:span text:style-name="Source_20_Text"><text:span text:style-name="T9">}</text:span></text:span><text:span text:style-name="Source_20_Text"><text:span text:style-name="T8"> </text:span></text:span><text:span text:style-name="Source_20_Text"><text:span text:style-name="T1">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oft-page-break/><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7"><text:span text:style-name="Source_20_Text"><text:span text:style-name="T1">Limma </text:span></text:span><text:span text:style-name="Source_20_Text"><text:span text:style-name="T9">\citep{</text:span></text:span><text:span text:style-name="Source_20_Text"><text:span text:style-name="T8">Ritchie2015</text:span></text:span><text:span text:style-name="Source_20_Text"><text:span text:style-name="T9">}</text:span></text:span><text:span text:style-name="Source_20_Text"><text:span text:style-name="T1">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representation (ORA = over-representation analysis)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text:span></text:span><text:soft-page-break/><text:span text:style-name="Source_20_Text"><text:span text:style-name="T1">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1"><text:span text:style-name="Source_20_Text"><text:span text:style-name="T1">Here D denotes either for the background distribution which can be the total number of proteins obtained in our experiment, all proteins with annotation or a custom selected background. The background indicates all proteins which could be positive tested for in our observed sample. The above mentioned three options are implemented in the user interface.</text:span></text:span></text:p>
      <text:p text:style-name="P1"><text:span text:style-name="Source_20_Text"><text:span text:style-name="T1">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 </text:span></text:span></text:p>
      <text:p text:style-name="P1"><text:span text:style-name="Source_20_Text"><text:span text:style-name="T1">Once the enriched protein pathways are determined, they can be visually represented using bar or dotplots, and a network of the found pathways. In the network ontologies are depicted as nodes, whereas edges show the strength of the interaction by thickness corresponding to the number of associated proteins. </text:span></text:span></text:p>
      <text:p text:style-name="P1"><text:span text:style-name="Source_20_Text"><text:span text:style-name="T1"/></text:span></text:p>
      <text:p text:style-name="P1"><text:span text:style-name="Source_20_Text"><text:span text:style-name="T1">##### Pathway based protein enrichment analysis</text:span></text:span></text:p>
      <text:p text:style-name="P1"><text:span text:style-name="Source_20_Text"><text:span text:style-name="T1">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text:span></text:span></text:p>
      <text:p text:style-name="P1"><text:span text:style-name="Source_20_Text"><text:span text:style-name="T1"/></text:span></text:p>
      <text:p text:style-name="P1"><text:span text:style-name="Source_20_Text"><text:span text:style-name="T1">##### Custom ontology based protein enrichment analysis</text:span></text:span></text:p>
      <text:p text:style-name="P1"><text:span text:style-name="Source_20_Text"><text:span text:style-name="T1">For custom ontologies the protein enrichment analysis is done using the R bioconductor package piano \citep{Vaeremo2013}. In opposite to the pathway enrichment, piano maps proteins to a pre-selected gene collection set, which can be either downloaded from gsea-msigdb.org or custom made for the particular experiment and explains conditions, phenotype or other desired properties.</text:span></text:span></text:p>
      <text:p text:style-name="P1"><text:span text:style-name="Source_20_Text"><text:span text:style-name="T1">For statistical testing the above explained Fisher exact test is used.</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Arial, Helvetica, sans-serif, serif, EmojiFon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14T07:58:21.532753644</dc:date>
    <meta:editing-duration>P1DT16H51M52S</meta:editing-duration>
    <meta:editing-cycles>50</meta:editing-cycles>
    <meta:document-statistic meta:table-count="0" meta:image-count="0" meta:object-count="0" meta:page-count="19" meta:paragraph-count="532" meta:word-count="7673" meta:character-count="58711" meta:non-whitespace-character-count="47693"/>
  </office:meta>
</office:document-meta>
</file>